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3.46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5.2cm"/>
    </style:style>
    <style:style style:name="gr3" style:family="graphic" style:parent-style-name="standard">
      <style:graphic-properties draw:textarea-horizontal-align="justify" draw:textarea-vertical-align="middle" draw:auto-grow-height="false" fo:min-height="0.57cm" fo:min-width="3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506cm" fo:min-width="3.5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84cm" fo:min-width="4.4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6cm" svg:height="2.1cm" svg:x="6.7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5.7cm" svg:height="1.6cm" svg:x="9.1cm" svg:y="10cm">
          <text:p text:style-name="P1">suma = a + b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2cm" svg:height="1.3cm" svg:x="8.1cm" svg:y="4.6cm">
          <text:p text:style-name="P1">pobier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6.4cm" svg:height="1.2cm" svg:x="8.9cm" svg:y="7.6cm">
          <text:p text:style-name="P1">pobierz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9.5cm" svg:y1="3.4cm" svg:x2="11.2cm" svg:y2="4.6cm" draw:start-shape="id1" draw:start-glue-point="8" draw:end-shape="id2" svg:d="M9500 3400l1700 1200" svg:viewBox="0 0 1701 1201">
          <text:p/>
        </draw:connector>
        <draw:connector draw:style-name="gr5" draw:text-style-name="P2" draw:layer="layout" draw:type="line" svg:x1="10.425cm" svg:y1="5.9cm" svg:x2="12.1cm" svg:y2="7.6cm" draw:start-shape="id2" draw:start-glue-point="7" draw:end-shape="id3" svg:d="M10425 5900l1675 1700" svg:viewBox="0 0 1676 1701">
          <text:p/>
        </draw:connector>
        <draw:connector draw:style-name="gr5" draw:text-style-name="P2" draw:layer="layout" draw:type="line" svg:x1="11.3cm" svg:y1="8.8cm" svg:x2="11.95cm" svg:y2="10cm" draw:start-shape="id3" draw:start-glue-point="7" draw:end-shape="id4" svg:d="M11300 8800l650 1200" svg:viewBox="0 0 651 1201">
          <text:p/>
        </draw:connector>
        <draw:custom-shape draw:style-name="gr6" draw:text-style-name="P1" xml:id="id5" draw:id="id5" draw:layer="layout" svg:width="7.9cm" svg:height="1.8cm" svg:x="7.7cm" svg:y="13.1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1.95cm" svg:y1="11.6cm" svg:x2="11.65cm" svg:y2="13.1cm" draw:start-shape="id4" draw:start-glue-point="2" draw:end-shape="id5" svg:d="M11950 11600l-300 1500" svg:viewBox="0 0 301 1501">
          <text:p/>
        </draw:connector>
        <draw:custom-shape draw:style-name="gr1" draw:text-style-name="P1" xml:id="id6" draw:id="id6" draw:layer="layout" svg:width="5.6cm" svg:height="2.1cm" svg:x="8.3cm" svg:y="16.4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1.65cm" svg:y1="14.9cm" svg:x2="11.1cm" svg:y2="16.4cm" draw:start-shape="id5" draw:start-glue-point="8" draw:end-shape="id6" svg:d="M11650 14900l-550 1500" svg:viewBox="0 0 55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2:05:04.145548197</meta:creation-date>
    <dc:date>2019-10-31T12:20:13.822728358</dc:date>
    <meta:editing-duration>PT4M49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